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7.2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14.624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4.373cm"/>
    </style:style>
    <style:style style:name="co10" style:family="table-column">
      <style:table-column-properties fo:break-before="auto" style:column-width="25.084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13.06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14.547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15.958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12.109cm"/>
    </style:style>
    <style:style style:name="co23" style:family="table-column">
      <style:table-column-properties fo:break-before="auto" style:column-width="15.796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6.69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15.383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7.611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3.10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9.474cm"/>
    </style:style>
    <style:style style:name="co34" style:family="table-column">
      <style:table-column-properties fo:break-before="auto" style:column-width="1.12cm"/>
    </style:style>
    <style:style style:name="co35" style:family="table-column">
      <style:table-column-properties fo:break-before="auto" style:column-width="2.983cm"/>
    </style:style>
    <style:style style:name="co36" style:family="table-column">
      <style:table-column-properties fo:break-before="auto" style:column-width="3.344cm"/>
    </style:style>
    <style:style style:name="co37" style:family="table-column">
      <style:table-column-properties fo:break-before="auto" style:column-width="9.013cm"/>
    </style:style>
    <style:style style:name="co38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3.967cm"/>
    </style:style>
    <style:style style:name="co4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1.5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5" calcext:value-type="float">
            <text:p>11.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04" calcext:value-type="date">
            <text:p>04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5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imported energy as +ve value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imported energy as +ve value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4" calcext:value-type="float">
            <text:p>11.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6" calcext:value-type="date">
            <text:p>26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2" calcext:value-type="float">
            <text:p>11.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program starts up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6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1" calcext:value-type="float">
            <text:p>11.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a MFG test passes on a CT6 PCB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ool starts up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17" calcext:value-type="date">
            <text:p>17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 style:data-style-name="N2" text:time-value="07:33:17.690325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5-04T07:35:21.930671928</dc:date>
    <meta:editing-duration>P2DT18H36M52S</meta:editing-duration>
    <meta:editing-cycles>87</meta:editing-cycles>
    <meta:generator>LibreOffice/24.2.7.2$Linux_X86_64 LibreOffice_project/420$Build-2</meta:generator>
    <meta:document-statistic meta:table-count="20" meta:cell-count="1490" meta:object-count="0"/>
  </office:meta>
</office:document-meta>
</file>